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83" style:family="table-cell" style:parent-style-name="Default" style:data-style-name="N11">
      <style:table-cell-properties fo:background-color="#e0c2cd"/>
      <style:text-properties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cand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pos+neg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182258" calcext:value-type="float">
            <text:p>182258</text:p>
          </table:table-cell>
          <table:table-cell table:style-name="ce10" table:formula="of:=SUM([$'cross-stats.sum.tsv'.J7:.N7];[$'cross-stats.sum.tsv'.C7:.G7])" office:value-type="float" office:value="180155" calcext:value-type="float">
            <text:p>180155</text:p>
          </table:table-cell>
          <table:table-cell table:style-name="ce17" table:formula="of:=SUM([$'cross-stats.sum.tsv'.C7:.G7])" office:value-type="float" office:value="14016" calcext:value-type="float">
            <text:p>14016</text:p>
          </table:table-cell>
          <table:table-cell table:style-name="ce48" table:formula="of:=[$'cross-stats.sum.tsv'.C7]" office:value-type="float" office:value="96" calcext:value-type="float">
            <text:p>96</text:p>
          </table:table-cell>
          <table:table-cell table:style-name="ce48" table:formula="of:=[$'cross-stats.sum.tsv'.D7]" office:value-type="float" office:value="7489" calcext:value-type="float">
            <text:p>7489</text:p>
          </table:table-cell>
          <table:table-cell table:style-name="ce48" table:formula="of:=SUM([$'cross-stats.sum.tsv'.E7];[$'cross-stats.sum.tsv'.G7];[$'cross-stats.sum.tsv'.F7])" office:value-type="float" office:value="6431" calcext:value-type="float">
            <text:p>6431</text:p>
          </table:table-cell>
          <table:table-cell table:style-name="ce26" table:formula="of:=[$'cross-stats.sum.tsv'.H7]" office:value-type="float" office:value="11" calcext:value-type="float">
            <text:p>11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166139" calcext:value-type="float">
            <text:p>166139</text:p>
          </table:table-cell>
          <table:table-cell table:style-name="ce48" table:formula="of:=[$'cross-stats.sum.tsv'.K7]" office:value-type="float" office:value="108809" calcext:value-type="float">
            <text:p>108809</text:p>
          </table:table-cell>
          <table:table-cell table:style-name="ce48" table:formula="of:=[$'cross-stats.sum.tsv'.J7]" office:value-type="float" office:value="14" calcext:value-type="float">
            <text:p>14</text:p>
          </table:table-cell>
          <table:table-cell table:style-name="ce48" table:formula="of:=SUM([$'cross-stats.sum.tsv'.L7];[$'cross-stats.sum.tsv'.N7];[$'cross-stats.sum.tsv'.M7])" office:value-type="float" office:value="57316" calcext:value-type="float">
            <text:p>57316</text:p>
          </table:table-cell>
          <table:table-cell table:style-name="ce26" table:formula="of:=[$'cross-stats.sum.tsv'.O7]" office:value-type="float" office:value="1" calcext:value-type="float">
            <text:p>1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SUM([.E3:.G3])-[.D3]" office:value-type="float" office:value="0" calcext:value-type="float">
            <text:p>0</text:p>
          </table:table-cell>
          <table:table-cell table:style-name="ce6" table:formula="of:=SUM([.K3:.M3])-[.J3]" office:value-type="float" office:value="0" calcext:value-type="float">
            <text:p>0</text:p>
          </table:table-cell>
          <table:table-cell table:style-name="ce6" table:formula="of:=IF(ISNUMBER([.J3]);[.J3];0)+IF(ISNUMBER([.D3]);[.D3];0)-[.C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8461411844748" calcext:value-type="percentage">
            <text:p>98.85%</text:p>
          </table:table-cell>
          <table:table-cell table:style-name="ce42" table:formula="of:=[.D3]/[.B3]" office:value-type="percentage" office:value="0.0769019741245926" calcext:value-type="percentage">
            <text:p>7.69%</text:p>
          </table:table-cell>
          <table:table-cell table:style-name="ce49" table:formula="of:=[.E3]/[.D3]" office:value-type="percentage" office:value="0.00684931506849315" calcext:value-type="percentage">
            <text:p>0.68%</text:p>
          </table:table-cell>
          <table:table-cell table:style-name="ce49" table:formula="of:=[.F3]/[.D3]" office:value-type="percentage" office:value="0.534317922374429" calcext:value-type="percentage">
            <text:p>53.43%</text:p>
          </table:table-cell>
          <table:table-cell table:style-name="ce49" table:formula="of:=[.G3]/[.D3]" office:value-type="percentage" office:value="0.458832762557078" calcext:value-type="percentage">
            <text:p>45.88%</text:p>
          </table:table-cell>
          <table:table-cell table:style-name="ce55" table:formula="of:=[.H3]/[.D3]" office:value-type="percentage" office:value="0.000784817351598174" calcext:value-type="percentage">
            <text:p>0.08%</text:p>
          </table:table-cell>
          <table:table-cell table:style-name="ce60"/>
          <table:table-cell table:style-name="ce42" table:formula="of:=[.J3]/[.B3]" office:value-type="percentage" office:value="0.911559437720155" calcext:value-type="percentage">
            <text:p>91.16%</text:p>
          </table:table-cell>
          <table:table-cell table:style-name="ce49" table:formula="of:=[.K3]/[.J3]" office:value-type="percentage" office:value="0.654927500466477" calcext:value-type="percentage">
            <text:p>65.49%</text:p>
          </table:table-cell>
          <table:table-cell table:style-name="ce49" table:formula="of:=[.L3]/[.J3]" office:value-type="percentage" office:value="0.000084266788652875" calcext:value-type="percentage">
            <text:p>0.01%</text:p>
          </table:table-cell>
          <table:table-cell table:style-name="ce49" table:formula="of:=[.M3]/[.J3]" office:value-type="percentage" office:value="0.34498823274487" calcext:value-type="percentage">
            <text:p>34.50%</text:p>
          </table:table-cell>
          <table:table-cell table:style-name="ce55" table:formula="of:=[.N3]/[.J3]" office:value-type="percentage" office:value="0.00000601905633234822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/>
          <table:table-cell table:style-name="ce6" table:formula="of:=IF(ISNUMBER([.J4]);[.J4];0)+IF(ISNUMBER([.D4]);[.D4];0)-[.C4]" office:value-type="float" office:value="0" calcext:value-type="float">
            <text:p>0</text:p>
          </table:table-cell>
          <table:table-cell table:style-name="ce5" table:number-columns-repeated="1001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182258" calcext:value-type="float">
            <text:p>182258</text:p>
          </table:table-cell>
          <table:table-cell table:style-name="ce12" table:formula="of:=SUM([$'classifications.sum.tsv'.C2])" office:value-type="float" office:value="199" calcext:value-type="float">
            <text:p>199</text:p>
          </table:table-cell>
          <table:table-cell table:style-name="ce19" table:formula="of:=[$'classifications.sum.tsv'.C2]" office:value-type="float" office:value="199" calcext:value-type="float">
            <text:p>199</text:p>
          </table:table-cell>
          <table:table-cell table:style-name="ce50" table:formula="of:=[$'cross-stats.sum.tsv'.C8]" office:value-type="float" office:value="42" calcext:value-type="float">
            <text:p>42</text:p>
          </table:table-cell>
          <table:table-cell table:style-name="ce50" table:formula="of:=[$'cross-stats.sum.tsv'.D8]" office:value-type="float" office:value="53" calcext:value-type="float">
            <text:p>53</text:p>
          </table:table-cell>
          <table:table-cell table:style-name="ce50" table:formula="of:=SUM([$'cross-stats.sum.tsv'.F8];[$'cross-stats.sum.tsv'.G8];[$'cross-stats.sum.tsv'.E8])" office:value-type="float" office:value="104" calcext:value-type="float">
            <text:p>104</text:p>
          </table:table-cell>
          <table:table-cell table:style-name="ce28" table:formula="of:=[$'cross-stats.sum.tsv'.H8]" office:value-type="float" office:value="4" calcext:value-type="float">
            <text:p>4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SUM([.E5:.G5])-[.D5]" office:value-type="float" office:value="0" calcext:value-type="float">
            <text:p>0</text:p>
          </table:table-cell>
          <table:table-cell table:style-name="ce6" table:formula="of:=SUM([.K5:.M5])-[.J5]" office:value-type="string" office:string-value="" calcext:value-type="error">
            <text:p>#VALUE!</text:p>
          </table:table-cell>
          <table:table-cell table:style-name="ce6" table:formula="of:=IF(ISNUMBER([.J5]);[.J5];0)+IF(ISNUMBER([.D5]);[.D5];0)-[.C5]" office:value-type="float" office:value="0" calcext:value-type="float">
            <text:p>0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109185879357833" calcext:value-type="percentage">
            <text:p>0.11%</text:p>
          </table:table-cell>
          <table:table-cell table:style-name="ce44" table:formula="of:=[.D5]/[.B5]" office:value-type="percentage" office:value="0.00109185879357833" calcext:value-type="percentage">
            <text:p>0.11%</text:p>
          </table:table-cell>
          <table:table-cell table:style-name="ce51" table:formula="of:=[.E5]/[.D5]" office:value-type="percentage" office:value="0.21105527638191" calcext:value-type="percentage">
            <text:p>21.11%</text:p>
          </table:table-cell>
          <table:table-cell table:style-name="ce51" table:formula="of:=[.F5]/[.D5]" office:value-type="percentage" office:value="0.266331658291457" calcext:value-type="percentage">
            <text:p>26.63%</text:p>
          </table:table-cell>
          <table:table-cell table:style-name="ce51" table:formula="of:=[.G5]/[.D5]" office:value-type="percentage" office:value="0.522613065326633" calcext:value-type="percentage">
            <text:p>52.26%</text:p>
          </table:table-cell>
          <table:table-cell table:style-name="ce57" table:formula="of:=[.H5]/[.D5]" office:value-type="percentage" office:value="0.0201005025125628" calcext:value-type="percentage">
            <text:p>2.01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/>
          <table:table-cell table:style-name="ce6" table:formula="of:=IF(ISNUMBER([.J6]);[.J6];0)+IF(ISNUMBER([.D6]);[.D6];0)-[.C6]" office:value-type="float" office:value="0" calcext:value-type="float">
            <text:p>0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182258" calcext:value-type="float">
            <text:p>182258</text:p>
          </table:table-cell>
          <table:table-cell table:style-name="ce10" table:formula="of:=[.B7]-[$'cross-stats.sum.tsv'.Q2]-[$'cross-stats.sum.tsv'.R2]-[$'cross-stats.sum.tsv'.S2]" office:value-type="float" office:value="117326" calcext:value-type="float">
            <text:p>117326</text:p>
          </table:table-cell>
          <table:table-cell table:style-name="ce17" table:formula="of:=[$'cross-stats.sum.tsv'.C2]" office:value-type="float" office:value="110" calcext:value-type="float">
            <text:p>110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117216" calcext:value-type="float">
            <text:p>117216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/>
          <table:table-cell table:style-name="ce6"/>
          <table:table-cell table:style-name="ce6" table:formula="of:=IF(ISNUMBER([.J7]);[.J7];0)+IF(ISNUMBER([.D7]);[.D7];0)-[.C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64373580309232" calcext:value-type="percentage">
            <text:p>64.37%</text:p>
          </table:table-cell>
          <table:table-cell table:style-name="ce42" table:formula="of:=[.D7]/[.B7]" office:value-type="percentage" office:value="0.00060354003665134" calcext:value-type="percentage">
            <text:p>0.06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643132263055668" calcext:value-type="percentage">
            <text:p>64.31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/>
          <table:table-cell table:style-name="ce6" table:formula="of:=IF(ISNUMBER([.J8]);[.J8];0)+IF(ISNUMBER([.D8]);[.D8];0)-[.C8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];[$'cross-stats.sum.tsv'.K9];[$'cross-stats.sum.tsv'.Q9];[$'cross-stats.sum.tsv'.R9];[$'cross-stats.sum.tsv'.S9];[$'cross-stats.sum.tsv'.M9];[$'cross-stats.sum.tsv'.F9])" office:value-type="float" office:value="182258" calcext:value-type="float">
            <text:p>182258</text:p>
          </table:table-cell>
          <table:table-cell table:style-name="ce12" table:formula="of:=[.B9]-[$'cross-stats.sum.tsv'.R9]-[$'cross-stats.sum.tsv'.S9]" office:value-type="float" office:value="31369" calcext:value-type="float">
            <text:p>31369</text:p>
          </table:table-cell>
          <table:table-cell table:style-name="ce19" table:formula="of:=SUM([$'cross-stats.sum.tsv'.C9:.G9])" office:value-type="float" office:value="138" calcext:value-type="float">
            <text:p>138</text:p>
          </table:table-cell>
          <table:table-cell table:style-name="ce50" table:formula="of:=[$'cross-stats.sum.tsv'.C9]" office:value-type="float" office:value="110" calcext:value-type="float">
            <text:p>110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28" calcext:value-type="float">
            <text:p>28</text:p>
          </table:table-cell>
          <table:table-cell table:style-name="ce28" table:formula="of:=[$'cross-stats.sum.tsv'.H9]" office:value-type="float" office:value="2" calcext:value-type="float">
            <text:p>2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31231" calcext:value-type="float">
            <text:p>31231</text:p>
          </table:table-cell>
          <table:table-cell table:style-name="ce50" table:formula="of:=[$'cross-stats.sum.tsv'.K9]" office:value-type="float" office:value="31231" calcext:value-type="float">
            <text:p>31231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9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SUM([.E9:.G9])-[.D9]" office:value-type="float" office:value="0" calcext:value-type="float">
            <text:p>0</text:p>
          </table:table-cell>
          <table:table-cell table:style-name="ce6" table:formula="of:=SUM([.K9:.M9])-[.J9]" office:value-type="float" office:value="0" calcext:value-type="float">
            <text:p>0</text:p>
          </table:table-cell>
          <table:table-cell table:style-name="ce6" table:formula="of:=IF(ISNUMBER([.J9]);[.J9];0)+IF(ISNUMBER([.D9]);[.D9];0)-[.C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72113158270145" calcext:value-type="percentage">
            <text:p>17.21%</text:p>
          </table:table-cell>
          <table:table-cell table:style-name="ce44" table:formula="of:=[.D9]/[.B9]" office:value-type="percentage" office:value="0.000757168409617136" calcext:value-type="percentage">
            <text:p>0.08%</text:p>
          </table:table-cell>
          <table:table-cell table:style-name="ce51" table:formula="of:=[.E9]/[.D9]" office:value-type="percentage" office:value="0.797101449275362" calcext:value-type="percentage">
            <text:p>79.71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202898550724638" calcext:value-type="percentage">
            <text:p>20.29%</text:p>
          </table:table-cell>
          <table:table-cell table:style-name="ce57" table:formula="of:=[.H9]/[.C9]" office:value-type="percentage" office:value="0.000063757212534668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171355989860527" calcext:value-type="percentage">
            <text:p>17.14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/>
          <table:table-cell table:style-name="ce6" table:formula="of:=IF(ISNUMBER([.J10]);[.J10];0)+IF(ISNUMBER([.D10]);[.D10];0)-[.C10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];[$'cross-stats.sum.tsv'.Q4];[$'cross-stats.sum.tsv'.R4];[$'cross-stats.sum.tsv'.S4];[$'cross-stats.sum.tsv'.M4])" office:value-type="float" office:value="182258" calcext:value-type="float">
            <text:p>182258</text:p>
          </table:table-cell>
          <table:table-cell table:style-name="ce10" table:formula="of:=[.B11]-SUM([$'cross-stats.sum.tsv'.E4:.G4];[$'cross-stats.sum.tsv'.R4:.S4])" office:value-type="float" office:value="73333" calcext:value-type="float">
            <text:p>73333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73333" calcext:value-type="float">
            <text:p>73333</text:p>
          </table:table-cell>
          <table:table-cell table:style-name="ce48" table:formula="of:=SUM([$'cross-stats.sum.tsv'.K4])" office:value-type="float" office:value="73305" calcext:value-type="float">
            <text:p>73305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28" calcext:value-type="float">
            <text:p>28</text:p>
          </table:table-cell>
          <table:table-cell table:style-name="ce26" table:formula="of:=SUM([$'cross-stats.sum.tsv'.O4])" office:value-type="float" office:value="2" calcext:value-type="float">
            <text:p>2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SUM([.K11:.M11])-[.J11]" office:value-type="float" office:value="0" calcext:value-type="float">
            <text:p>0</text:p>
          </table:table-cell>
          <table:table-cell table:style-name="ce6" table:formula="of:=IF(ISNUMBER([.J11]);[.J11];0)+IF(ISNUMBER([.D11]);[.D11];0)-[.C1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402358195525025" calcext:value-type="percentage">
            <text:p>40.24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402358195525025" calcext:value-type="percentage">
            <text:p>40.24%</text:p>
          </table:table-cell>
          <table:table-cell table:style-name="ce49" table:formula="of:=[.K11]/[.J11]" office:value-type="percentage" office:value="0.999618180082637" calcext:value-type="percentage">
            <text:p>99.96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381819917363261" calcext:value-type="percentage">
            <text:p>0.04%</text:p>
          </table:table-cell>
          <table:table-cell table:style-name="ce55" table:formula="of:=[.N11]/[.J11]" office:value-type="percentage" office:value="0.0000272728512402329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2"/>
          <table:table-cell table:style-name="ce83" table:formula="of:=IF(ISNUMBER([.J12]);[.J12];0)+IF(ISNUMBER([.D12]);[.D12];0)-[.C1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182258" calcext:value-type="float">
            <text:p>182258</text:p>
          </table:table-cell>
          <table:table-cell table:style-name="ce12" table:formula="of:=[.B13]-SUM([$'cross-stats.sum.tsv'.Q3:.S3])" office:value-type="float" office:value="79103" calcext:value-type="float">
            <text:p>79103</text:p>
          </table:table-cell>
          <table:table-cell table:style-name="ce19" table:formula="of:=SUM([$'cross-stats.sum.tsv'.C3:.G3])" office:value-type="float" office:value="138" calcext:value-type="float">
            <text:p>138</text:p>
          </table:table-cell>
          <table:table-cell table:style-name="ce50" table:formula="of:=[$'cross-stats.sum.tsv'.C3]" office:value-type="float" office:value="110" calcext:value-type="float">
            <text:p>110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28" calcext:value-type="float">
            <text:p>28</text:p>
          </table:table-cell>
          <table:table-cell table:style-name="ce28" table:formula="of:=[$'cross-stats.sum.tsv'.H3]" office:value-type="float" office:value="2" calcext:value-type="float">
            <text:p>2</text:p>
          </table:table-cell>
          <table:table-cell table:style-name="ce7" table:formula="of:=[$'cross-stats.sum.tsv'.I1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78965" calcext:value-type="float">
            <text:p>78965</text:p>
          </table:table-cell>
          <table:table-cell table:style-name="ce50" table:formula="of:=[$'cross-stats.sum.tsv'.K3]" office:value-type="float" office:value="78965" calcext:value-type="float">
            <text:p>78965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SUM([.E13:.G13])-[.D13]" office:value-type="float" office:value="0" calcext:value-type="float">
            <text:p>0</text:p>
          </table:table-cell>
          <table:table-cell table:style-name="ce6" table:formula="of:=SUM([.K13:.M13])-[.J13]" office:value-type="float" office:value="0" calcext:value-type="float">
            <text:p>0</text:p>
          </table:table-cell>
          <table:table-cell table:style-name="ce6" table:formula="of:=IF(ISNUMBER([.J13]);[.J13];0)+IF(ISNUMBER([.D13]);[.D13];0)-[.C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434016613811191" calcext:value-type="percentage">
            <text:p>43.40%</text:p>
          </table:table-cell>
          <table:table-cell table:style-name="ce44" table:formula="of:=[.D13]/[.B13]" office:value-type="percentage" office:value="0.000757168409617136" calcext:value-type="percentage">
            <text:p>0.08%</text:p>
          </table:table-cell>
          <table:table-cell table:style-name="ce51" table:formula="of:=[.E13]/[.D13]" office:value-type="percentage" office:value="0.797101449275362" calcext:value-type="percentage">
            <text:p>79.71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202898550724638" calcext:value-type="percentage">
            <text:p>20.29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433259445401574" calcext:value-type="percentage">
            <text:p>43.33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office:forms form:automatic-focus="false" form:apply-design-mode="false"/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1076" calcext:value-type="float">
            <text:p>181076</text:p>
          </table:table-cell>
          <table:table-cell/>
          <table:table-cell office:value-type="float" office:value="983" calcext:value-type="float">
            <text:p>983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81067" calcext:value-type="float">
            <text:p>181067</text:p>
          </table:table-cell>
          <table:table-cell/>
          <table:table-cell office:value-type="float" office:value="983" calcext:value-type="float">
            <text:p>983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2226" calcext:value-type="float">
            <text:p>18222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138" calcext:value-type="float">
            <text:p>138</text:p>
          </table:table-cell>
          <table:table-cell office:value-type="float" office:value="31231" calcext:value-type="float">
            <text:p>31231</text:p>
          </table:table-cell>
          <table:table-cell office:value-type="float" office:value="150889" calcext:value-type="float">
            <text:p>150889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51667" calcext:value-type="float">
            <text:p>51667</text:p>
          </table:table-cell>
          <table:table-cell office:value-type="float" office:value="130591" calcext:value-type="float">
            <text:p>13059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13808" calcext:value-type="float">
            <text:p>13808</text:p>
          </table:table-cell>
          <table:table-cell office:value-type="float" office:value="166139" calcext:value-type="float">
            <text:p>16613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3" calcext:value-type="float">
            <text:p>2103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56839" calcext:value-type="float">
            <text:p>56839</text:p>
          </table:table-cell>
          <table:table-cell office:value-type="float" office:value="124593" calcext:value-type="float">
            <text:p>124593</text:p>
          </table:table-cell>
          <table:table-cell/>
          <table:table-cell office:value-type="float" office:value="826" calcext:value-type="float">
            <text:p>826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5521" calcext:value-type="float">
            <text:p>25521</text:p>
          </table:table-cell>
          <table:table-cell office:value-type="float" office:value="155911" calcext:value-type="float">
            <text:p>155911</text:p>
          </table:table-cell>
          <table:table-cell/>
          <table:table-cell office:value-type="float" office:value="826" calcext:value-type="float">
            <text:p>826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5632" calcext:value-type="float">
            <text:p>15632</text:p>
          </table:table-cell>
          <table:table-cell office:value-type="float" office:value="165800" calcext:value-type="float">
            <text:p>165800</text:p>
          </table:table-cell>
          <table:table-cell/>
          <table:table-cell office:value-type="float" office:value="826" calcext:value-type="float">
            <text:p>826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216" calcext:value-type="float">
            <text:p>1172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4388" calcext:value-type="float">
            <text:p>64388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table:style-name="ce70" table:number-columns-repeated="1003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965" calcext:value-type="float">
            <text:p>7896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03155" calcext:value-type="float">
            <text:p>10315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73305" calcext:value-type="float">
            <text:p>733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99" calcext:value-type="float">
            <text:p>108099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table:style-name="ce71" table:number-columns-repeated="1003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82226" calcext:value-type="float">
            <text:p>18222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8"/>
          <table:table-cell office:value-type="float" office:value="12727" calcext:value-type="float">
            <text:p>12727</text:p>
          </table:table-cell>
          <table:table-cell office:value-type="float" office:value="2905" calcext:value-type="float">
            <text:p>290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5800" calcext:value-type="float">
            <text:p>165800</text:p>
          </table:table-cell>
          <table:table-cell office:value-type="float" office:value="826" calcext:value-type="float">
            <text:p>82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96" calcext:value-type="float">
            <text:p>96</text:p>
          </table:table-cell>
          <table:table-cell office:value-type="float" office:value="7489" calcext:value-type="float">
            <text:p>7489</text:p>
          </table:table-cell>
          <table:table-cell office:value-type="float" office:value="6390" calcext:value-type="float">
            <text:p>63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8809" calcext:value-type="float">
            <text:p>108809</text:p>
          </table:table-cell>
          <table:table-cell office:value-type="float" office:value="56825" calcext:value-type="float">
            <text:p>56825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81076" calcext:value-type="float">
            <text:p>181076</text:p>
          </table:table-cell>
          <table:table-cell office:value-type="float" office:value="983" calcext:value-type="float">
            <text:p>983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31" calcext:value-type="float">
            <text:p>3123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0889" calcext:value-type="float">
            <text:p>1508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0" table:number-columns-repeated="100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7:11:06.200848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3T17:12:50.965988171</dc:date>
    <meta:editing-duration>P1DT10H28M36S</meta:editing-duration>
    <meta:editing-cycles>136</meta:editing-cycles>
    <meta:document-statistic meta:table-count="3" meta:cell-count="337" meta:object-count="0"/>
  </office:meta>
</office:document-meta>
</file>